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E0000006A899E99CD7.jpg"/>
  <manifest:file-entry manifest:media-type="image/png" manifest:full-path="Pictures/100002010000014E000000AD1D527E62.png"/>
  <manifest:file-entry manifest:media-type="image/png" manifest:full-path="Pictures/10000201000004A4000003459A17650E.png"/>
  <manifest:file-entry manifest:media-type="image/png" manifest:full-path="Pictures/10000201000000B600000146DEEBCFA6.png"/>
  <manifest:file-entry manifest:media-type="image/png" manifest:full-path="Pictures/10000201000000E90000011D477A8A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e6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4.8cm" svg:height="5.778cm" svg:x="1.64cm" svg:y="1.32cm">
          <draw:image xlink:href="Pictures/10000201000000E90000011D477A8A39.png" xlink:type="simple" xlink:show="embed" xlink:actuate="onLoad">
            <text:p/>
          </draw:image>
        </draw:frame>
        <draw:frame draw:style-name="gr2" draw:text-style-name="P1" draw:layer="layout" svg:width="9.37cm" svg:height="7.04cm" svg:x="10.51cm" svg:y="11.24cm">
          <draw:image xlink:href="Pictures/10000000000008E0000006A899E99CD7.jpg" xlink:type="simple" xlink:show="embed" xlink:actuate="onLoad">
            <text:p/>
          </draw:image>
        </draw:frame>
        <draw:frame draw:style-name="gr2" draw:text-style-name="P1" draw:layer="layout" svg:width="7.36cm" svg:height="3.906cm" svg:x="12.52cm" svg:y="2.214cm">
          <draw:image xlink:href="Pictures/100002010000014E000000AD1D527E62.png" xlink:type="simple" xlink:show="embed" xlink:actuate="onLoad">
            <text:p/>
          </draw:image>
        </draw:frame>
        <draw:frame draw:style-name="gr2" draw:text-style-name="P1" draw:layer="layout" svg:width="5.76cm" svg:height="4.48cm" svg:x="1.32cm" svg:y="10.28cm">
          <draw:image xlink:href="Pictures/10000201000004A4000003459A17650E.png" xlink:type="simple" xlink:show="embed" xlink:actuate="onLoad">
            <text:p/>
          </draw:image>
        </draw:frame>
        <draw:custom-shape draw:style-name="gr3" draw:text-style-name="P1" draw:layer="layout" svg:width="3.52cm" svg:height="2.56cm" svg:x="7.4cm" svg:y="11.88cm">
          <text:p/>
          <draw:enhanced-geometry svg:viewBox="0 0 21600 21600" draw:text-areas="?f5 ?f1 ?f6 ?f3" draw:type="left-right-arrow" draw:modifiers="4891.83912534166 3736.352987114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5.12cm" svg:height="1.92cm" draw:transform="rotate (1.5707963267946) translate (15.72cm 11.24cm)">
          <text:p/>
          <draw:enhanced-geometry svg:viewBox="0 0 21600 21600" draw:text-areas="?f5 ?f1 ?f6 ?f3" draw:type="left-right-arrow" draw:modifiers="3534.62214411248 5003.6439354502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799cm" svg:height="6.555cm" draw:transform="rotate (2.3561944901919) translate (8.525cm 10.747cm)">
          <text:p/>
          <draw:enhanced-geometry svg:viewBox="0 0 21600 21600" draw:text-areas="?f0 ?f8 ?f2 ?f9" draw:type="up-down-arrow" draw:modifiers="5172 2856.49786455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5.44cm" svg:height="2.34cm" svg:x="6.44cm" svg:y="2.72cm">
          <text:p/>
          <draw:enhanced-geometry svg:viewBox="0 0 21600 21600" draw:text-areas="?f5 ?f1 ?f6 ?f3" draw:type="left-right-arrow" draw:modifiers="2203.27145745267 4825.630072618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1.374cm" svg:height="0.78cm" svg:x="12.746cm" svg:y="2.6cm">
          <draw:text-box>
            <text:p text:style-name="P2">BSC</text:p>
          </draw:text-box>
        </draw:frame>
        <draw:frame draw:style-name="gr6" draw:text-style-name="P3" draw:layer="layout" svg:width="4.693cm" svg:height="0.78cm" svg:x="2.042cm" svg:y="7.08cm">
          <draw:text-box>
            <text:p text:style-name="P2">Host-PC / Workstation</text:p>
          </draw:text-box>
        </draw:frame>
        <draw:frame draw:style-name="gr6" draw:text-style-name="P3" draw:layer="layout" svg:width="2.928cm" svg:height="0.78cm" svg:x="2.92cm" svg:y="14.94cm">
          <draw:text-box>
            <text:p text:style-name="P2">PWR-Supply</text:p>
          </draw:text-box>
        </draw:frame>
        <draw:frame draw:style-name="gr6" draw:text-style-name="P3" draw:layer="layout" svg:width="1.37cm" svg:height="0.78cm" svg:x="16.59cm" svg:y="18.42cm">
          <draw:text-box>
            <text:p text:style-name="P2">UUT</text:p>
          </draw:text-box>
        </draw:frame>
        <draw:custom-shape draw:style-name="gr7" draw:text-style-name="P1" draw:layer="layout" svg:width="3.339cm" svg:height="1.92cm" draw:transform="rotate (-2.35619449019309) translate (10.92cm 18.998cm)">
          <text:p/>
          <draw:enhanced-geometry svg:viewBox="0 0 21600 21600" draw:text-areas="?f5 ?f1 ?f6 ?f3" draw:type="left-right-arrow" draw:modifiers="3628.02395209581 5262.2592399791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" draw:layer="layout" svg:width="5.105cm" svg:height="9.171cm" svg:x="1.96cm" svg:y="17cm">
          <draw:image xlink:href="Pictures/10000201000000B600000146DEEBCFA6.png" xlink:type="simple" xlink:show="embed" xlink:actuate="onLoad">
            <text:p/>
          </draw:image>
        </draw:frame>
        <draw:frame draw:style-name="gr6" draw:text-style-name="P3" draw:layer="layout" svg:width="4.113cm" svg:height="0.78cm" svg:x="2.351cm" svg:y="26.051cm">
          <draw:text-box>
            <text:p text:style-name="P2">Third Party System</text:p>
          </draw:text-box>
        </draw:frame>
        <draw:frame draw:style-name="gr6" draw:text-style-name="P3" draw:layer="layout" svg:width="3.736cm" svg:height="1.309cm" svg:x="7.08cm" svg:y="3.211cm">
          <draw:text-box>
            <text:p text:style-name="P2">Global Control &amp; </text:p>
            <text:p text:style-name="P2">Process Data</text:p>
          </draw:text-box>
        </draw:frame>
        <draw:frame draw:style-name="gr6" draw:text-style-name="P2" draw:layer="layout" svg:width="2.974cm" svg:height="0.78cm" draw:transform="rotate (0.7853981633973) translate (9.003cm 8.425cm)">
          <draw:text-box>
            <text:p text:style-name="P2">PWR Control</text:p>
          </draw:text-box>
        </draw:frame>
        <draw:frame draw:style-name="gr6" draw:text-style-name="P3" draw:layer="layout" svg:width="2.881cm" svg:height="1.309cm" svg:x="7.644cm" svg:y="12.46cm">
          <draw:text-box>
            <text:p text:style-name="P2">PWR lines &amp;</text:p>
            <text:p text:style-name="P2">monitoring</text:p>
          </draw:text-box>
        </draw:frame>
        <draw:frame draw:style-name="gr6" draw:text-style-name="P2" draw:layer="layout" svg:width="3.808cm" svg:height="0.78cm" draw:transform="rotate (1.5707963267946) translate (16.261cm 10.555cm)">
          <draw:text-box>
            <text:p text:style-name="P2">IEEE 1149.x Data</text:p>
          </draw:text-box>
        </draw:frame>
        <draw:frame draw:style-name="gr6" draw:text-style-name="P2" draw:layer="layout" svg:width="3.05cm" svg:height="0.78cm" draw:transform="rotate (0.7853981633973) translate (7.72cm 20.288cm)">
          <draw:text-box>
            <text:p text:style-name="P2">Process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10-14T13:36:07</meta:creation-date>
    <dc:creator>Mario Blunk</dc:creator>
    <dc:date>2008-10-14T14:34:48</dc:date>
    <dc:language>de-DE</dc:language>
    <meta:editing-cycles>2</meta:editing-cycles>
    <meta:editing-duration>PT58M4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